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2850931b" officeooo:paragraph-rsid="2850931b"/>
    </style:style>
    <style:style style:name="P2" style:family="paragraph" style:parent-style-name="Text_20_body">
      <style:text-properties style:text-line-through-style="none" style:text-line-through-type="none" fo:font-style="normal" officeooo:rsid="284ae2d9" officeooo:paragraph-rsid="284ae2d9" style:font-style-asian="normal" style:font-style-complex="normal"/>
    </style:style>
    <style:style style:name="P3" style:family="paragraph" style:parent-style-name="Text_20_body">
      <style:text-properties officeooo:rsid="28588a48" officeooo:paragraph-rsid="28588a48"/>
    </style:style>
    <style:style style:name="P4" style:family="paragraph" style:parent-style-name="Text_20_body">
      <style:text-properties officeooo:paragraph-rsid="2858c92d"/>
    </style:style>
    <style:style style:name="P5" style:family="paragraph" style:parent-style-name="Text_20_body">
      <style:text-properties officeooo:rsid="285315e8" officeooo:paragraph-rsid="2858c92d"/>
    </style:style>
    <style:style style:name="P6" style:family="paragraph" style:parent-style-name="Text_20_body">
      <style:text-properties officeooo:rsid="285315e8" officeooo:paragraph-rsid="285315e8"/>
    </style:style>
    <style:style style:name="P7" style:family="paragraph" style:parent-style-name="Text_20_body">
      <style:text-properties fo:font-variant="normal" fo:text-transform="none" fo:color="#000000" style:font-name="CharisSILW" fo:font-size="6.44999980926514pt" fo:letter-spacing="normal" fo:font-style="normal" fo:font-weight="normal" officeooo:rsid="28588a48" officeooo:paragraph-rsid="28588a48"/>
    </style:style>
    <style:style style:name="P8" style:family="paragraph" style:parent-style-name="Text_20_body">
      <style:text-properties officeooo:paragraph-rsid="285315e8"/>
    </style:style>
    <style:style style:name="P9" style:family="paragraph" style:parent-style-name="Text_20_body">
      <style:text-properties officeooo:rsid="2859c32f" officeooo:paragraph-rsid="2859c32f"/>
    </style:style>
    <style:style style:name="P10" style:family="paragraph" style:parent-style-name="Text_20_body">
      <style:text-properties officeooo:rsid="285aa37b" officeooo:paragraph-rsid="285aa37b"/>
    </style:style>
    <style:style style:name="P11" style:family="paragraph" style:parent-style-name="Text_20_body">
      <style:text-properties fo:language="cs" fo:country="CZ" officeooo:rsid="285b55b6" officeooo:paragraph-rsid="285b55b6"/>
    </style:style>
    <style:style style:name="P12" style:family="paragraph" style:parent-style-name="Text_20_body">
      <style:text-properties fo:language="cs" fo:country="CZ" fo:font-style="italic" officeooo:rsid="285b55b6" officeooo:paragraph-rsid="285b55b6" style:font-style-asian="italic" style:font-style-complex="italic"/>
    </style:style>
    <style:style style:name="P13" style:family="paragraph" style:parent-style-name="Text_20_body">
      <style:text-properties fo:font-weight="normal" officeooo:rsid="285d870d" officeooo:paragraph-rsid="285d870d" style:font-weight-asian="normal" style:font-weight-complex="normal"/>
    </style:style>
    <style:style style:name="P14" style:family="paragraph" style:parent-style-name="Text_20_body">
      <style:text-properties officeooo:rsid="285dfb55" officeooo:paragraph-rsid="285dfb55"/>
    </style:style>
    <style:style style:name="P15" style:family="paragraph" style:parent-style-name="Text_20_body">
      <style:text-properties officeooo:paragraph-rsid="285ee78f"/>
    </style:style>
    <style:style style:name="P16" style:family="paragraph" style:parent-style-name="Text_20_body">
      <style:text-properties officeooo:rsid="285ff945" officeooo:paragraph-rsid="285ff945"/>
    </style:style>
    <style:style style:name="P17" style:family="paragraph" style:parent-style-name="Text_20_body">
      <style:text-properties officeooo:rsid="28644fea" officeooo:paragraph-rsid="28644fea"/>
    </style:style>
    <style:style style:name="P18" style:family="paragraph" style:parent-style-name="Text_20_body" style:list-style-name="L1">
      <style:text-properties officeooo:rsid="285aa37b" officeooo:paragraph-rsid="285aa37b"/>
    </style:style>
    <style:style style:name="P19" style:family="paragraph" style:parent-style-name="Text_20_body" style:list-style-name="L2">
      <style:text-properties officeooo:paragraph-rsid="285ff945"/>
    </style:style>
    <style:style style:name="P20" style:family="paragraph" style:parent-style-name="Text_20_body" style:list-style-name="L3"/>
    <style:style style:name="P21" style:family="paragraph" style:parent-style-name="Text_20_body" style:list-style-name="L3">
      <style:text-properties officeooo:rsid="284ec651" officeooo:paragraph-rsid="284ec651"/>
    </style:style>
    <style:style style:name="P22" style:family="paragraph" style:parent-style-name="Text_20_body" style:list-style-name="L4">
      <style:text-properties fo:font-weight="normal" officeooo:rsid="285d870d" officeooo:paragraph-rsid="285d870d" style:font-weight-asian="normal" style:font-weight-complex="normal"/>
    </style:style>
    <style:style style:name="P23" style:family="paragraph" style:parent-style-name="Text_20_body" style:list-style-name="L5">
      <style:text-properties officeooo:rsid="2850931b" officeooo:paragraph-rsid="2850931b"/>
    </style:style>
    <style:style style:name="P24" style:family="paragraph" style:parent-style-name="Text_20_body" style:list-style-name="L5">
      <style:text-properties fo:language="cs" fo:country="CZ" officeooo:rsid="2850931b" officeooo:paragraph-rsid="2850931b"/>
    </style:style>
    <style:style style:name="P25" style:family="paragraph" style:parent-style-name="Text_20_body" style:list-style-name="L7">
      <style:text-properties fo:language="cs" fo:country="CZ" officeooo:rsid="285b55b6" officeooo:paragraph-rsid="285b55b6"/>
    </style:style>
    <style:style style:name="P26" style:family="paragraph" style:parent-style-name="Text_20_body" style:list-style-name="L6">
      <style:text-properties officeooo:rsid="285315e8" officeooo:paragraph-rsid="2858c92d"/>
    </style:style>
    <style:style style:name="P27" style:family="paragraph" style:parent-style-name="Text_20_body" style:list-style-name="L8">
      <style:text-properties officeooo:paragraph-rsid="2858c92d"/>
    </style:style>
    <style:style style:name="P28" style:family="paragraph" style:parent-style-name="Text_20_body" style:list-style-name="L9">
      <style:text-properties officeooo:rsid="2859c32f" officeooo:paragraph-rsid="2859c32f"/>
    </style:style>
    <style:style style:name="P29" style:family="paragraph" style:parent-style-name="Text_20_body" style:list-style-name="L10">
      <style:text-properties officeooo:rsid="2859c32f" officeooo:paragraph-rsid="2859c32f"/>
    </style:style>
    <style:style style:name="P30" style:family="paragraph" style:parent-style-name="Text_20_body" style:list-style-name="L11">
      <style:text-properties officeooo:paragraph-rsid="2858c92d"/>
    </style:style>
    <style:style style:name="P31" style:family="paragraph" style:parent-style-name="Text_20_body" style:list-style-name="L12">
      <style:text-properties officeooo:paragraph-rsid="2858c92d"/>
    </style:style>
    <style:style style:name="P32" style:family="paragraph" style:parent-style-name="Text_20_body" style:list-style-name="L13">
      <style:text-properties officeooo:paragraph-rsid="2858c92d"/>
    </style:style>
    <style:style style:name="P33" style:family="paragraph" style:parent-style-name="Text_20_body">
      <style:text-properties officeooo:rsid="285eb0bb" officeooo:paragraph-rsid="285eb0bb"/>
    </style:style>
    <style:style style:name="P34" style:family="paragraph" style:parent-style-name="Text_20_body">
      <style:text-properties officeooo:rsid="28649278" officeooo:paragraph-rsid="28649278"/>
    </style:style>
    <style:style style:name="P35" style:family="paragraph" style:parent-style-name="Heading_20_3">
      <style:text-properties officeooo:rsid="285315e8" officeooo:paragraph-rsid="285315e8"/>
    </style:style>
    <style:style style:name="P36" style:family="paragraph" style:parent-style-name="Heading_20_3">
      <style:text-properties officeooo:rsid="285bebb1" officeooo:paragraph-rsid="285bebb1"/>
    </style:style>
    <style:style style:name="P37" style:family="paragraph" style:parent-style-name="Heading_20_2">
      <style:text-properties officeooo:rsid="285aa37b" officeooo:paragraph-rsid="285aa37b"/>
    </style:style>
    <style:style style:name="P38" style:family="paragraph" style:parent-style-name="Heading_20_2" style:master-page-name="Standard">
      <style:paragraph-properties style:page-number="auto"/>
      <style:text-properties officeooo:rsid="28644fea" officeooo:paragraph-rsid="28644fea"/>
    </style:style>
    <style:style style:name="P39" style:family="paragraph" style:parent-style-name="Heading_20_4">
      <style:text-properties officeooo:rsid="285b55b6" officeooo:paragraph-rsid="285b55b6"/>
    </style:style>
    <style:style style:name="P40" style:family="paragraph" style:parent-style-name="Heading_20_4">
      <style:text-properties officeooo:rsid="285ee78f" officeooo:paragraph-rsid="285ee78f"/>
    </style:style>
    <style:style style:name="T1" style:family="text">
      <style:text-properties fo:language="cs" fo:country="CZ"/>
    </style:style>
    <style:style style:name="T2" style:family="text">
      <style:text-properties officeooo:rsid="284ea192"/>
    </style:style>
    <style:style style:name="T3" style:family="text">
      <style:text-properties fo:font-variant="normal" fo:text-transform="none" fo:color="#000000" style:font-name="CharisSILW" fo:font-size="6.44999980926514pt" fo:letter-spacing="normal" fo:font-style="normal" fo:font-weight="normal"/>
    </style:style>
    <style:style style:name="T4" style:family="text">
      <style:text-properties fo:font-variant="normal" fo:text-transform="none" fo:color="#333333" style:font-name="CharisSILW" fo:font-size="9pt" fo:letter-spacing="normal" fo:font-style="normal" fo:font-weight="normal"/>
    </style:style>
    <style:style style:name="T5" style:family="text">
      <style:text-properties fo:font-variant="normal" fo:text-transform="none" fo:color="#333333" style:font-name="CharisSILW" fo:font-size="9pt" fo:letter-spacing="normal" fo:font-style="normal" fo:font-weight="normal" officeooo:rsid="285ff945"/>
    </style:style>
    <style:style style:name="T6" style:family="text">
      <style:text-properties fo:font-variant="normal" fo:text-transform="none" fo:color="#333333" style:font-name="CharisSILW" fo:font-size="9pt" fo:letter-spacing="normal" fo:font-style="normal" fo:font-weight="normal" officeooo:rsid="2860b4c1"/>
    </style:style>
    <style:style style:name="T7" style:family="text">
      <style:text-properties fo:font-variant="normal" fo:text-transform="none" fo:color="#333333" style:font-name="CharisSILW" fo:font-size="9pt" fo:letter-spacing="normal" fo:font-style="normal" fo:font-weight="normal" officeooo:rsid="28616e1b"/>
    </style:style>
    <style:style style:name="T8" style:family="text">
      <style:text-properties fo:color="#000000" style:font-name="CharisSILW" fo:font-size="6.44999980926514pt" fo:letter-spacing="normal" fo:font-style="italic" fo:font-weight="normal"/>
    </style:style>
    <style:style style:name="T9" style:family="text">
      <style:text-properties officeooo:rsid="285bebb1"/>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273b9497" fo:background-color="transparent" loext:char-shading-value="0"/>
    </style:style>
    <style:style style:name="T13" style:family="text">
      <style:text-properties officeooo:rsid="3d3989b8" fo:background-color="transparent" loext:char-shading-value="0"/>
    </style:style>
    <style:style style:name="T14" style:family="text">
      <style:text-properties officeooo:rsid="285ff945"/>
    </style:style>
    <style:style style:name="T15" style:family="text">
      <style:text-properties officeooo:rsid="28644fea"/>
    </style:style>
    <style:style style:name="T16" style:family="text">
      <style:text-properties officeooo:rsid="286492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Terminologie</text:h>
      <text:h text:style-name="Heading_20_3" text:outline-level="3">„<text:span text:style-name="T15">Úmysly“ místo „Záměry“</text:span></text:h>
      <text:p text:style-name="P17"><text:span text:style-name="T10">Důvod:</text:span> Je to synonymum a nebude to plést hráči zvyklé z jiných her, že záměr je herní pojem, který se vyhodnocuje herní mechanikou jako celek.</text:p>
      <text:h text:style-name="P37" text:outline-level="2">Životy</text:h>
      <text:p text:style-name="P10">Při změně Síly se <text:span text:style-name="T9">přepočítává aktuální i maximální</text:span> počet životů <text:span text:style-name="T9">(alternativa by byla, že se životy při změně Síly nezměněj)</text:span>:</text:p>
      <text:list xml:id="list739343801" text:style-name="L1">
        <text:list-item>
          <text:p text:style-name="P18">Je to kvůli sjednocení. Se zvýšením Síly při přestupu na novou úroveň se životy určitě zvedat musí. Tudíž by se pak při tomhle zvýšení Síly zvedaly a při jiných ne, což by bylo matoucí.</text:p>
        </text:list-item>
      </text:list>
      <text:h text:style-name="Heading_20_2" text:outline-level="2">Vlastnosti</text:h>
      <text:h text:style-name="Heading_20_3" text:outline-level="3">Fyzička místo Síla</text:h>
      <text:p text:style-name="Text_20_body"><text:span text:style-name="T4">+ Hoď si Fyzičkou zní docela dobře</text:span><text:line-break/><text:span text:style-name="T4">+ Hodí se to k nebojovým významům Síly (výdrž, rychlost běhu, životy).</text:span><text:line-break/><text:span text:style-name="T4">+ Zní to víc jako přístup nebo styl boje</text:span><text:line-break/><text:span text:style-name="T4">+ Hodí se to k těžkým zbraním a boji v těžké zbroji nebo s velkým štítem (dokonce líp než Síla)</text:span><text:line-break/><text:span text:style-name="T4">+ Nebude se to plést se Silou z DrD (když jiné vlastnosti s jiným významem, tak raději důsledně všechny)</text:span><text:line-break/><text:span text:style-name="T4">+ Kroll bude moc mít normálnější rozsahy vlastností (protože kroll s relativně nízkou Fyzičkou dává celkem smysl, na rozdíl od slabého krolla)</text:span><text:line-break/><text:span text:style-name="T4">+ Na rozdíl od Síly to nesvádí k představě, že protivník s velkou Silou a malou Fine</text:span><text:soft-page-break/><text:span text:style-name="T4">sou je pomalej a někdo s vyšší Finesou než on by se měl jeho ranám umět vyhnout (jinak řečeno, že Síla by se měla přičítat až ke zranění v případě zásahu)</text:span><text:line-break/><text:span text:style-name="T4">- Začíná taky na 'F' (jako Finesa)</text:span><text:line-break/><text:span text:style-name="T4">- Je to dost dlouhé slovo (oproti Síle určitě)</text:span><text:line-break/><text:span text:style-name="T4">- Zlobr má vysokou Fyzičku nezní úplně dobře a intuitivně (ale zkousnout se to asi dá)</text:span></text:p>
      <text:p text:style-name="Text_20_body"/>
      <text:p text:style-name="P16">Dále:</text:p>
      <text:list xml:id="list45538123" text:style-name="L2">
        <text:list-item>
          <text:p text:style-name="P19"><text:span text:style-name="T5">Mohl bych například úplně zrušit rozsahy vlastností pro rasy. Protože kroll sice určitě nemůže být slabší než hobit, ale není až takovej problém představit si krolla povaleče, kterej bude mít horší fyzičku než vytrénovanej hobit. Stejně to platí i u dvojice Finesa/Obratnost. Hobit by asi měl bejt obratnější než kroll, ale krolla, který něco dělá s finesou, si představit dokážu. A platí to i u Duše - kroll možná není tak bystrej jako jako elf, ale není důvod, proč by nemohl mít rozvinuté duševní schopnosti - třeba kroll šaman by mi určitě dával smysl. Rozdíl ve velikosti (vzrůstu) by se asi projevil jen v počtu životů.<text:line-break/><text:tab/>Znamenalo by to, že všechny kombinace rasy a povolání by byly srovnatelně použitelné a bylo by čistě na hráčích, jak jim jejich postava sedne.</text:span><text:span text:style-name="T14"> </text:span></text:p>
        </text:list-item>
      </text:list>
      <text:h text:style-name="P35" text:outline-level="3">K čemu jsou ve hře vlastnosti</text:h>
      <text:p text:style-name="P6">Jako saving throws (obrana v boji a proti pastem) a jako útočné staty.</text:p>
      <text:h text:style-name="Heading_20_3" text:outline-level="3">Počítání Síly do maxima životů</text:h>
      <text:p text:style-name="P8"><text:span text:style-name="T4">Ohledně počítání životů si pořád nejsem jistej, ale spíš se kloním k tomu, aby to na Síle záleželo - pro kouzelníka by jinak Síla asi byla dump stat (a pro střelce, zloděje a podobnou havěť nejspíš taky). Finesa je univerzálnější obranný atribut, takže pokud Síla nebude dávat životy, nebude moc důvod, dávat do ní body.</text:span> </text:p>
      <text:h text:style-name="Heading_20_2" text:outline-level="2"><text:soft-page-break/>Povolání</text:h>
      <text:h text:style-name="Heading_20_3" text:outline-level="3">Alchymista – Duše nebo Finesa?</text:h>
      <text:p text:style-name="P2">Finesa, protože:</text:p>
      <text:list xml:id="list1802950902" text:style-name="L3">
        <text:list-item>
          <text:p text:style-name="P20">Alchymista při boji nemá jak Duši přímo použít. A pokud by třeba házel ohnivou hlínu, tak si bude počítat Finesu.</text:p>
          <text:list>
            <text:list-item>
              <text:p text:style-name="P21">A alchymistu určitě budu chtít směřovat k házení všeho možného výbušného a hořlavého.</text:p>
            </text:list-item>
          </text:list>
        </text:list-item>
        <text:list-item>
          <text:p text:style-name="P20">"Alcháč umí vyrobit věci, ale nejlepší je, když je pak podá kolegům, co s nima budou umět pořádně zacházet" je past, do které DrD vlétlo po hlavě, ale moderní klony by se jí myslím měly umět vyhnout.</text:p>
        </text:list-item>
      </text:list>
      <text:h text:style-name="Heading_20_2" text:outline-level="2">Magie</text:h>
      <text:h text:style-name="P36" text:outline-level="3">Zabránění v kouzlení přerušením soustředění</text:h>
      <text:p text:style-name="P13">Tohle nepůjde. Zabránit v kouzlení jde jen zabráněním v mluvení.</text:p>
      <text:p text:style-name="P13">Důvod:</text:p>
      <text:list xml:id="list834690815" text:style-name="L4">
        <text:list-item>
          <text:p text:style-name="P22">Přerušení musí logicky jít přerušit zraněním. Kdyby tedy zranění přerušovalo seslání kouzla, tak by se prakticky nedalo bránit několika skřetům seslání <text:span text:style-name="T10">ohnivé koule</text:span> – skoro určitě aspoň jeden z nich kouzelníka zraní, tudíž by mu zabránil v seslání kouzla, a tudíž by si kouzelník proti všem ostatním musel házet na obranu. Navíc by bylo komplikované, vyřešit pořadí házení (muselo by se asi jet podle výsledků hodů).</text:p>
        </text:list-item>
      </text:list>
      <text:h text:style-name="Heading_20_3" text:outline-level="3"><text:soft-page-break/>Zrušení magů</text:h>
      <text:p text:style-name="P1">Zrušit, protože:</text:p>
      <text:list xml:id="list1985231145" text:style-name="L5">
        <text:list-item>
          <text:p text:style-name="P23">Nebude potřeba si pamatovat (nebo hledat v pravidlech) cenu kouzel, lektvarů a podobně (to je HODN<text:span text:style-name="T1">Ě informací k zapamatování).</text:span></text:p>
        </text:list-item>
        <text:list-item>
          <text:p text:style-name="P24">Situací, kdy má smysl magy počítat, je ve hře hodně málo. Neustálé účetnictví za to nestojí.</text:p>
        </text:list-item>
      </text:list>
      <text:h text:style-name="Heading_20_2" text:outline-level="2">Herní postupy</text:h>
      <text:h text:style-name="Heading_20_3" text:outline-level="3">Házení</text:h>
      <text:h text:style-name="Heading_20_4" text:outline-level="4">Kdy se hází</text:h>
      <text:p text:style-name="P5">Hází se jen když postavě hrozí újma – tedy v boji, při spuštění pastí.</text:p>
      <text:list xml:id="list1260770604" text:style-name="L6">
        <text:list-item>
          <text:p text:style-name="P26">Možná přibude soupeření (pronásledování, plížení).</text:p>
        </text:list-item>
      </text:list>
      <text:h text:style-name="Heading_20_3" text:outline-level="3">Boj</text:h>
      <text:h text:style-name="P39" text:outline-level="4">Vnucen<text:span text:style-name="T1">í stylu boje – proč nemůže existovat</text:span></text:h>
      <text:p text:style-name="P11">Těžké zbraně jsou lepší než lehké, mají větší zranění a žádné nevýhody. Je to možné díky tomu, že s těžkou zbraní si vždycky počítáš Sílu. Obdobně se střelnou zbraní si vždycky počítáš Finesu. V zásadě je to teda tak, že když chceš dobře střílet, tak jsi horší v boji zblízka (protože jsou pak pro tebe výhodnější lehké zbraně, které mají menší zranění) a naopak když chceš být dobrý nablízko, tak budeš hůř střílet*.<text:line-break/><text:tab/>Tohle je hodně zásadní prvek, díky tomu zbraně nemusí mít bonus k zásahu a vystačí si se zraněním (čímž se všechno výrazně zjednodušuje).</text:p>
      <text:list xml:id="list91584549" text:style-name="L7">
        <text:list-item>
          <text:p text:style-name="P25"><text:soft-page-break/>Když by ale šlo vnutit někomu boj Finesou nehledě na to, čím bojuje, tak by si pak chytrý hráč nepochybně vzal těžkou zbraň a velice rád by si nechával "vnutit" boj Finesou - tím by obešel omezení těžkých zbraní, že se s nimi vždycky počítá Síla.</text:p>
        </text:list-item>
      </text:list>
      <text:p text:style-name="P11">Takže pravidlo pro vnucení stylu boje nemůže existovat.</text:p>
      <text:p text:style-name="P12">* Tohle je, mimochodem, taky důvod, proč není žádoucí, aby měla nějaká postava stejnou hodnotu dvou nejvyšších vlastností.</text:p>
      <text:h text:style-name="Heading_20_4" text:outline-level="4">Kdo si přičítá bonusy a postihy</text:h>
      <text:p text:style-name="P4">Všechny postihy a bonusy si přičítá hráč, <text:span text:style-name="T2">protože:</text:span></text:p>
      <text:list xml:id="list2427975898" text:style-name="L8">
        <text:list-item>
          <text:p text:style-name="P27">Hlavním důvodem pro to bylo, že když jsem je přičítal k hodu já (coby PJ), tak si toho hráči často vůbec nevšimli a buď měli pocit, že to není fér, nebo vůbec nevzali na vědomí, že jsou v nějaké výhodné či nevýhodné situaci. Tím, že si všechny bonusy a postihy přičítají hráči (tj. vždycky se to převede na výhodu či nevýhodu pro postavu), se tohle vyřešilo.</text:p>
        </text:list-item>
        <text:list-item>
          <text:p text:style-name="P27">Další výhoda je, že to pomáhá s vedením hry. Ve výsledku sice stejně musím ty výhody a nevýhody vyjmenovat (aby si je hráč započítal), ale jednak to pomáhá se slaďováním představy o situaci a navíc to pak hned můžu pustit z hlavy, protože dál s tím pracuje hráč. To se hodí zejména v případě, kdy po mě někdo něco chce v průběhu vyhodnocení. Už jsem hodil kostkou, ale ještě jsme nezpracovali výsledek - řeším chvíli něco jinýho - a pak se vracím k vyhodnocení. V tenhle moment je fakt super, když vím, že mi stačí znovu sečíst kostku s vlastností potvory a nemusím znova vzpomínat na to, co všechno se má přičíst.</text:p>
        </text:list-item>
      </text:list>
      <text:h text:style-name="Heading_20_4" text:outline-level="4"><text:soft-page-break/>Útok ze zálohy</text:h>
      <text:p text:style-name="P9">Útok ze zálohy se bere jako útok na nehybného protivníka.</text:p>
      <text:list xml:id="list3423145299" text:style-name="L9">
        <text:list-item>
          <text:p text:style-name="P28">Záměr je, aby ze zálohy na jednu ránu s rozumnou šancí vyřadit postavu beze zbroje. To bonusy za výhody nezajistí, protože:</text:p>
          <text:list>
            <text:list-item>
              <text:p text:style-name="P28">Muselo by jich být fakt hodně (+5).</text:p>
            </text:list-item>
            <text:list-item>
              <text:p text:style-name="P28">Nescalují s úrovní (zatímco životy ano).</text:p>
            </text:list-item>
          </text:list>
        </text:list-item>
      </text:list>
      <text:p text:style-name="P9">Brát to jako útok na nehybného protivníka zařídí, že stačí bonus +2 za výhody:</text:p>
      <text:list xml:id="list3235877736" text:style-name="L10">
        <text:list-item>
          <text:p text:style-name="P29">Útočník má vlastnost 3, za výhody +2. Protivník má 0. Zbraň má zranění 2. Dohromady je průměrný zásah za 7, což zhruba odpovídá průměrným životům.</text:p>
        </text:list-item>
        <text:list-item>
          <text:p text:style-name="P29">Dobře to scaluje s úrovní:</text:p>
          <text:list>
            <text:list-item>
              <text:p text:style-name="P29">Obránce si sice nepočítá vlastnost do obrany, ale jde o vyřazení na jednu ránu, takže hraje roli počet životů – a do toho se počítá Síla. Takže útočná vlastnost jde proti Síle obránce.</text:p>
            </text:list-item>
          </text:list>
        </text:list-item>
      </text:list>
      <text:h text:style-name="Heading_20_4" text:outline-level="4"><text:span text:style-name="T12">Ú</text:span><text:span text:style-name="T11">těk </text:span><text:span text:style-name="T13">z boje zblízka</text:span></text:h>
      <text:p text:style-name="P14"><text:span text:style-name="T13">N</text:span><text:span text:style-name="T11">euvádím vůbec možnost neházet si na úspěch (a jen se bránit), protože jen se bránit je nevýhodné (musím protivníka přehodit, zatímco při střetu mi stačí remíza). A plná obrana se při útěku beztak nedá použít.</text:span></text:p>
      <text:h text:style-name="Heading_20_4" text:outline-level="4">Obrana při kouzlení</text:h>
      <text:p text:style-name="P33">Při kouzlení se nejde bránit Silou, protože kdyby se šlo bránit tím, že protivníka odstrčím, tak by se mělo jít bránit i se štítem a to by vedlo k tomu, že by všichni kouzelníci nosili štít.</text:p>
      <text:h text:style-name="Heading_20_4" text:outline-level="4"><text:soft-page-break/><text:span text:style-name="T16">Rozptýlení</text:span> protivníka</text:h>
      <text:p text:style-name="P34">Pryč s ním.</text:p>
      <text:p text:style-name="P34"><text:span text:style-name="T10">Reason:</text:span> Tohle pravidlo má zásadní problém ve chvíli, když bych se snažil někomu dát nevýhodu a <text:span text:style-name="T10">on by mi v tom chtěl zabránit</text:span>. Tahle situace nemá řešení (nemůže se mu počítat nevýhoda do hodu, protože pak bych automaticky uspěl já a nemůže se mu ani nepočítat, protože pak by automaticky uspěl on).<text:line-break/><text:tab/>Tohle pravidlo navíc nikdy nikdo nepoužil, takže nikomu chybět nebude.</text:p>
      <text:h text:style-name="Heading_20_3" text:outline-level="3">Zbraně a zbroje</text:h>
      <text:h text:style-name="P40" text:outline-level="4">Použití druhého statu s -1 ke zranění</text:h>
      <text:p text:style-name="P15"><text:span text:style-name="T6">Z</text:span><text:span text:style-name="T4">namená </text:span><text:span text:style-name="T6">to</text:span><text:span text:style-name="T4">, že válečník s dýkou si bude moct hodit Silou, přestože je dýka od Finesy, ale bude s ní mít zranění 0 místo 1. Takže bude házet 3/0 stejně jako beze zbraně. Což furt není úplně ideální, ale je to rozhodně lepší, než kdyby si tím uškodil (a samozřejmě dýkou se dají dělat jiné finkční věci než beze zbraně, takže to význam mít může). A se dvěma dýkama (nebo lehkou obouruční zbraní) už bude mít 3/1, což je výhodnější, než bojovat beze zbraně.</text:span><text:line-break/><text:line-break/><text:span text:style-name="T4">Obráceně to funguje stejně, takže hraničář s Finesou 3 může bojovat buď dýkou (lehká zbraň se zraněním 1) a mít 3/1, nebo třeba mečem (těžká zbraň se zraněním 2) a mít taky 3/1. Což je úplně super - nad tím, jak to udělat, aby pro hraničáře mělo smysl bojovat s mečem, jsem dlouho dumal (protože to určitě bude spousta hráčů chtít). Když na tom bude meč pro hraničáře statově stejně jako dýka, tak to bude na volbě hráče. Dýka je o fous výhodnější, protože se dá líp použít v zápase a ve stísněných prostorách (což dává výhodu), ale ve většině situací je to jedno a nic tomu hraničáři nebrání nosit za pasem i dýku a ve vhodné situaci použít ji.</text:span> </text:p>
      <text:p text:style-name="P15"><text:span text:style-name="T6">B</text:span><text:span text:style-name="T4">eze zbraně </text:span><text:span text:style-name="T6">díky tomu</text:span><text:span text:style-name="T4"> </text:span><text:span text:style-name="T6">bude možné</text:span><text:span text:style-name="T4"> bojovat jak Silou tak Finesou.</text:span></text:p>
      <text:p text:style-name="P15"><text:span text:style-name="T4">Zjednoduš</text:span><text:span text:style-name="T7">í </text:span><text:span text:style-name="T4">se tím deníky a staty potvor </text:span><text:span text:style-name="T7">(a karty zbraní)</text:span><text:span text:style-name="T4">.</text:span></text:p>
      <text:h text:style-name="Heading_20_4" text:outline-level="4"><text:soft-page-break/>Lehké vs těžké zbraně</text:h>
      <text:p text:style-name="P4">Staty zbraní nejsou vzájemně vyvážené (lehké větší útok, těžké větší zranění), protože to při přičítání rozdílu hodů ke znraněí komplikuje počítání s malými čísly.</text:p>
      <text:list xml:id="list203502353" text:style-name="L11">
        <text:list-item>
          <text:p text:style-name="P30">Když máš totiž například s lehkou zbraní +2 na zásah a zranění třeba +1, tak těžká zbraň s +1 na zásah potřebuje zranění minimálně +3, aby o ní hráč vůbec uvažoval (protože jednička do útoku jak zvyšuje šanci na zásah, tak dává +1 zranění z rozdílu hodů).</text:p>
        </text:list-item>
      </text:list>
      <text:p text:style-name="P4">Druhej důvod je, že pak musíš u zbraní mít bonusy do útoku (na zásah), takže je nemůžeš zrušit.<text:line-break/><text:tab/>Skončil jsem teda u toho, že:</text:p>
      <text:list xml:id="list4116182815" text:style-name="L12">
        <text:list-item>
          <text:p text:style-name="P31">Zbraně vůbec nemají bonus k hodu (to hodně zjednodušuje hody, hází se vždycky jen Vlastnost + k6).</text:p>
        </text:list-item>
        <text:list-item>
          <text:p text:style-name="P31">Těžké zbraně mají o 1 větší zranění než lehké (takže třeba lehká jednoručka má 1, těžká jednoručka 2).</text:p>
        </text:list-item>
      </text:list>
      <text:p text:style-name="P4">To samozřejmě znamená, že těžký zbraně jsou ve všem lepší než lehký. Volbu z toho dělají jiná pravidla: K boji s těžkou zbraní se vždycky počítá Síla, zatímco k boji s lehkými zbraněmi si můžeš vybrat mezi Silou a Finesou. A jelikož Finesa se používá i na jiný věci, třeba na střelbu, tak když chceš dobře střílet, tak si dáš vyšší Finesu než Sílu, čímž pádem pro tebe těžké zbraně přestanou být výhodnější (protože s lehkou zbraní máš vyšší základ, takže častěji zasahuješ a dáš stejný zranění).<text:line-break/><text:tab/>Samovolně to pak vede ke třem základním archetypům (když přidáš to, že na kouzelní se hází Duší):</text:p>
      <text:list xml:id="list2422474498" text:style-name="L13">
        <text:list-item>
          <text:p text:style-name="P32">Postavy s vysokou Silou choděj v těžké zbroji a používají těžké zbraně.</text:p>
        </text:list-item>
        <text:list-item>
          <text:p text:style-name="P32"><text:soft-page-break/>Postavy s vysokou Finesou chodí v lehké zbroji a používají střelné nebo lehké zbraně.</text:p>
        </text:list-item>
        <text:list-item>
          <text:p text:style-name="P32">Postavy s vysokou Duší kouzlí. </text:p>
        </text:list-item>
      </text:list>
      <text:h text:style-name="Heading_20_4" text:outline-level="4">Jednoruční nebo obouruční zbraně</text:h>
      <text:p text:style-name="P4">Tady jsem vycházel z toho, že při dungeoncrawlu je docela podstatný, jestli máš volnou ruku - můžeš v ní držet lucernu, pochodeň, štít a podobně.<text:line-break/><text:tab/>Z toho plyne pravidlo, že obouruční boj (ať už těžkou zbraní nebo dvěma jednoručníma, nebo třeba lukem) má +1 ke zranění. Pro válečníka z toho pak plyne volba, jestli mít +1 ke zranění, nebo +1 ke zbroji za štít.</text:p>
      <text:h text:style-name="Heading_20_4" text:outline-level="4">Malý a velký štít</text:h>
      <text:p text:style-name="Text_20_body">Rozlišovat malý a velký štít je blbost. Kouzelník se štítem bojovat nebude (to zajišťuje požadavek na gestikulaci) a kdokoliv bude chtít střílet taky ne. A chtít dobře střílet je asi hlavní důvod, proč si dát vysokou Finesu. Hraničář s jednoručkou a štítem naopak smysl dává a když bude chtít střílet, musí štít odložit. Takže dva druhy štítů jsou úplně zbytečná komplikace.</text:p>
      <text:h text:style-name="Heading_20_3" text:outline-level="3">Pasti</text:h>
      <text:p text:style-name="P3">Co kouzelník pozná prostudováním run tvořících magickou past?</text:p>
      <text:p text:style-name="P3"><text:span text:style-name="T3">Asi by nebylo dobrý, aby poznal heslo, kterým se past deaktivuje, to by měli hráči někde najít. Pak mě napadlo, že zloděj (nebo někdo s dovedností </text:span><text:span text:style-name="Emphasis"><text:span text:style-name="T8">líčení a odstraňování pastí</text:span></text:span><text:span text:style-name="T3">) by vlastně o pasti taky mohl něco poznat - nejspíš typ mechanismu, tj. jestli je to třeba nášlapná dlaždice nebo propadlo. Z toho jsem zpětně došel k úvaze, že runy u magické pasti jsou vlastně něco jako díra, kterou vylétává šipka. A z magické pasti vylétává kouzlo - ergo z run jde poznat, o jaké kouzlo se jedná.</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1T18:55:43.790000000</dc:date>
    <meta:print-date>2113-01-01T00:00:00</meta:print-date>
    <meta:editing-cycles>15082</meta:editing-cycles>
    <meta:editing-duration>P44DT21H56M12S</meta:editing-duration>
    <meta:generator>LibreOffice/6.0.5.2$Windows_X86_64 LibreOffice_project/54c8cbb85f300ac59db32fe8a675ff7683cd5a16</meta:generator>
    <meta:document-statistic meta:table-count="0" meta:image-count="0" meta:object-count="0" meta:page-count="9" meta:paragraph-count="84" meta:word-count="2082" meta:character-count="11827" meta:non-whitespace-character-count="9837"/>
  </office:meta>
</office:document-meta>
</file>